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cm" svg:height="16cm" svg:x="0cm" svg:y="0cm">
          <text:p text:style-name="P1"><text:span text:style-name="T1">Re-home Pet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29cm" svg:height="16cm" svg:x="0cm" svg:y="0cm">
          <text:p text:style-name="P1"><text:span text:style-name="T1">Add A Listing/My List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Casey</meta:initial-creator>
    <meta:creation-date>2012-11-05T11:53:48</meta:creation-date>
    <dc:date>2012-11-05T12:54:17</dc:date>
    <dc:creator>Michael Casey</dc:creator>
    <meta:editing-duration>PT57M20S</meta:editing-duration>
    <meta:editing-cycles>2</meta:editing-cycles>
    <meta:generator>LibreOffice/3.5$Linux_x86 LibreOffice_project/350m1$Build-2</meta:generator>
    <meta:document-statistic meta:object-count="2"/>
  </office:meta>
</office:document-meta>
</file>